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1cac7"/>
    </style:style>
    <style:style style:name="P2" style:family="paragraph" style:parent-style-name="Standard">
      <style:text-properties officeooo:paragraph-rsid="001acc7b"/>
    </style:style>
    <style:style style:name="P3" style:family="paragraph" style:parent-style-name="Standard">
      <style:text-properties officeooo:paragraph-rsid="00237228"/>
    </style:style>
    <style:style style:name="P4" style:family="paragraph" style:parent-style-name="Standard">
      <style:text-properties officeooo:paragraph-rsid="0023911d"/>
    </style:style>
    <style:style style:name="P5" style:family="paragraph" style:parent-style-name="Standard">
      <style:text-properties officeooo:rsid="0018f1be" officeooo:paragraph-rsid="001acc7b"/>
    </style:style>
    <style:style style:name="P6" style:family="paragraph" style:parent-style-name="Standard">
      <style:text-properties officeooo:rsid="0023911d" officeooo:paragraph-rsid="0023911d"/>
    </style:style>
    <style:style style:name="P7" style:family="paragraph" style:parent-style-name="Standard">
      <style:text-properties officeooo:paragraph-rsid="0024c7e4"/>
    </style:style>
    <style:style style:name="P8" style:family="paragraph" style:parent-style-name="Standard">
      <style:text-properties officeooo:paragraph-rsid="00250479"/>
    </style:style>
    <style:style style:name="P9" style:family="paragraph" style:parent-style-name="Standard">
      <style:text-properties officeooo:paragraph-rsid="0029627d"/>
    </style:style>
    <style:style style:name="P10" style:family="paragraph" style:parent-style-name="Standard">
      <style:text-properties officeooo:rsid="002a43d2" officeooo:paragraph-rsid="002a43d2"/>
    </style:style>
    <style:style style:name="P11" style:family="paragraph" style:parent-style-name="Standard">
      <style:text-properties officeooo:rsid="002a43d2" officeooo:paragraph-rsid="0031ee45"/>
    </style:style>
    <style:style style:name="P12" style:family="paragraph" style:parent-style-name="Standard">
      <style:text-properties officeooo:rsid="002ae8da" officeooo:paragraph-rsid="001acc7b"/>
    </style:style>
    <style:style style:name="P13" style:family="paragraph" style:parent-style-name="Standard">
      <style:text-properties officeooo:rsid="002e5107" officeooo:paragraph-rsid="002e5107"/>
    </style:style>
    <style:style style:name="P14" style:family="paragraph" style:parent-style-name="Standard">
      <style:text-properties officeooo:rsid="002e5107" officeooo:paragraph-rsid="002f809a"/>
    </style:style>
    <style:style style:name="P15" style:family="paragraph" style:parent-style-name="Standard">
      <style:text-properties officeooo:rsid="002e5107" officeooo:paragraph-rsid="0031ee45"/>
    </style:style>
    <style:style style:name="P16" style:family="paragraph" style:parent-style-name="Standard">
      <style:text-properties officeooo:rsid="001a0727" officeooo:paragraph-rsid="00237228"/>
    </style:style>
    <style:style style:name="P17" style:family="paragraph" style:parent-style-name="Standard">
      <style:text-properties officeooo:paragraph-rsid="00263105"/>
    </style:style>
    <style:style style:name="P18" style:family="paragraph" style:parent-style-name="Standard">
      <style:text-properties officeooo:paragraph-rsid="0031ee45"/>
    </style:style>
    <style:style style:name="P19" style:family="paragraph" style:parent-style-name="Standard">
      <style:text-properties officeooo:paragraph-rsid="0011cac7"/>
    </style:style>
    <style:style style:name="P20" style:family="paragraph">
      <style:paragraph-properties fo:text-align="center"/>
    </style:style>
    <style:style style:name="T1" style:family="text">
      <style:text-properties officeooo:rsid="0016ed33"/>
    </style:style>
    <style:style style:name="T2" style:family="text">
      <style:text-properties officeooo:rsid="0018c0a4"/>
    </style:style>
    <style:style style:name="T3" style:family="text">
      <style:text-properties officeooo:rsid="0018f1be"/>
    </style:style>
    <style:style style:name="T4" style:family="text">
      <style:text-properties officeooo:rsid="001a0727"/>
    </style:style>
    <style:style style:name="T5" style:family="text">
      <style:text-properties officeooo:rsid="002298f8"/>
    </style:style>
    <style:style style:name="T6" style:family="text">
      <style:text-properties officeooo:rsid="0023911d"/>
    </style:style>
    <style:style style:name="T7" style:family="text">
      <style:text-properties officeooo:rsid="002796d3"/>
    </style:style>
    <style:style style:name="T8" style:family="text">
      <style:text-properties officeooo:rsid="002ae8da"/>
    </style:style>
    <style:style style:name="T9" style:family="text">
      <style:text-properties officeooo:rsid="002f809a"/>
    </style:style>
    <style:style style:name="T10" style:family="text">
      <style:text-properties officeooo:rsid="0031ee45"/>
    </style:style>
    <style:style style:name="T11" style:family="text">
      <style:text-properties officeooo:rsid="00349b68"/>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18mm" svg:stroke-color="#000000" svg:stroke-opacity="0%" draw:stroke-linejoin="miter" draw:fill-color="#00cc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18mm" svg:stroke-color="#000000" svg:stroke-opacity="0%" draw:stroke-linejoin="miter" draw:fill-color="#00cc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20" drawooo:display="printer" svg:width="0mm" svg:height="0mm" svg:x="104.92mm" svg:y="103.98mm" svg:viewBox="0 0 0 0" draw:points="0,0">
        <text:p/>
      </draw:polygon>
      <draw:polygon text:anchor-type="page" text:anchor-page-number="1" draw:z-index="1" draw:name="turtle" draw:style-name="gr1" draw:text-style-name="P20" drawooo:display="printer" svg:width="0mm" svg:height="0mm" svg:x="105mm" svg:y="5.57mm" svg:viewBox="0 0 0 0" draw:points="0,0">
        <text:p/>
      </draw:polygon>
      <draw:polygon text:anchor-type="page" text:anchor-page-number="1" draw:z-index="2" draw:name="turtle" draw:style-name="gr2" draw:text-style-name="P20" drawooo:display="printer" svg:width="0mm" svg:height="0mm" svg:x="104.93mm" svg:y="5.52mm" svg:viewBox="0 0 0 0" draw:points="0,0">
        <text:p/>
      </draw:polygon>
      <draw:polygon text:anchor-type="page" text:anchor-page-number="1" draw:z-index="3" draw:name="turtle" draw:style-name="gr2" draw:text-style-name="P20" drawooo:display="printer" svg:width="0mm" svg:height="0mm" svg:x="102.02mm" svg:y="117.65mm" svg:viewBox="0 0 0 0" draw:points="0,0">
        <text:p/>
      </draw:polygon>
      <draw:polygon text:anchor-type="page" text:anchor-page-number="0" draw:z-index="4" draw:name="turtle" draw:style-name="gr3" draw:text-style-name="P20" drawooo:display="printer" svg:width="0mm" svg:height="0mm" svg:x="117.81mm" svg:y="67.06mm" svg:viewBox="0 0 0 0" draw:points="0,0">
        <text:p/>
      </draw:polygon>
      <draw:polyline text:anchor-type="page" text:anchor-page-number="0" draw:z-index="5" draw:name="actual" draw:style-name="gr4" draw:text-style-name="P20" svg:width="81.06mm" svg:height="28.12mm" draw:transform="rotate (1.5707963267949) translate (95.9026388888889mm 148.413611111111mm)" svg:viewBox="0 0 8107 2813" draw:points="0,903 176,903 335,979 176,903 353,903 512,827 353,903 529,903 688,979 797,1117 688,979 847,1055 1023,1055 847,1055 1005,1131 529,903 706,903 864,979 706,903 882,903 1041,827 880,903 1057,903 1215,827 1392,827 1215,827 1374,751 1483,614 1374,753 1533,677 1057,903 1233,903 1392,979 1233,903 1409,903 1568,827 1409,903 1586,903 1744,979 1854,1117 1743,979 1901,1055 2078,1055 1901,1055 2060,1131 2170,1268 2208,1439 2170,1266 2279,1404 2438,1480 2279,1404 2388,1542 2057,1127 2215,1203 2325,1341 2215,1203 2374,1279 2551,1279 2374,1279 2533,1355 2709,1355 2868,1431 2709,1355 2886,1355 3044,1279 2886,1355 3062,1355 2533,1355 2692,1431 2801,1568 2692,1431 2850,1506 3027,1506 2850,1506 3009,1582 1580,901 1757,901 1916,977 1757,901 1933,901 2092,826 1933,901 2110,901 2268,977 2378,1115 2268,977 2427,1053 2604,1053 2427,1053 2586,1129 2110,901 2286,901 2445,977 2286,901 2462,901 2621,826 2462,901 2639,901 2798,826 2974,826 2798,824 2956,748 3066,610 2955,748 3113,672 2637,901 2813,901 2972,977 2813,901 2990,901 3149,826 2990,901 3166,901 3325,826 3501,826 3325,826 3484,750 3593,612 3484,750 3642,674 3819,674 3978,750 3819,674 3995,674 4154,598 3995,674 4172,674 3642,674 3801,598 3978,598 3801,598 3960,522 4069,385 3960,522 4119,446 4228,309 4387,233 4228,309 4337,171 4376,0 4337,173 4447,35 4117,448 4276,372 4452,372 4276,372 4434,296 4544,159 4434,296 4593,220 3164,903 3341,903 3500,979 3341,903 3517,903 3676,827 3517,903 3694,903 3852,979 3962,1117 3852,979 4011,1055 4187,1055 4011,1055 4170,1131 3694,903 3870,903 4029,979 3870,903 4046,903 4205,827 4046,903 4223,903 4382,827 4558,827 4382,827 4540,751 4650,614 4540,751 4699,676 4223,903 4399,903 4558,979 4399,903 4576,903 4734,827 4576,903 4752,903 4911,979 5020,1117 4909,979 5068,1055 5244,1055 5068,1055 5226,1131 5336,1268 5375,1439 5336,1266 5445,1404 5604,1480 5445,1404 5554,1542 5223,1129 5382,1205 5491,1342 5382,1205 5540,1281 5717,1281 5540,1281 5699,1356 5876,1356 6034,1432 5876,1356 6052,1356 6211,1281 6052,1356 6228,1356 5699,1356 5858,1432 5967,1570 5858,1432 6017,1508 6193,1508 6017,1508 6175,1584 6285,1722 6324,1893 6285,1720 6394,1857 6553,1933 6394,1857 6503,1995 6542,2166 6503,2339 6542,2166 6581,2337 6690,2475 6581,2337 6620,2508 6503,1990 6613,2127 6652,2298 6613,2125 6722,2263 6881,2339 6722,2263 6832,2401 6990,2477 7100,2614 6990,2477 7149,2552 7325,2552 7151,2552 7310,2628 6832,2401 6941,2538 6980,2709 6941,2538 7050,2676 7209,2752 7050,2676 7160,2813 6170,1575 6329,1651 6438,1789 6329,1651 6488,1727 6664,1727 6488,1727 6646,1803 6756,1940 6795,2111 6756,1940 6865,2078 7024,2154 6865,2078 6974,2215 6645,1803 6803,1879 6913,2016 6803,1879 6962,1954 7138,1954 6962,1954 7121,2030 7297,2030 7456,2106 7297,2030 7474,2030 7632,1954 7474,2032 7650,2032 7121,2032 7280,2108 7389,2245 7278,2108 7437,2184 7613,2184 7437,2184 7595,2260 7772,2260 7930,2335 7772,2260 7948,2260 8107,2184">
        <text:p/>
      </draw:polyline>
      <text:p text:style-name="P1">; <text:span text:style-name="T11">Frattale: filo d'erba</text:span></text:p>
      <text:p text:style-name="P1">; Chaos<text:span text:style-name="T3"> and Fractals, p. 398</text:span> </text:p>
      <text:p text:style-name="P1">; <text:span text:style-name="T2">F → F[+F]F[-F]F</text:span></text:p>
      <text:p text:style-name="P1"/>
      <text:p text:style-name="P13">TO SETGL</text:p>
      <text:p text:style-name="P13"><text:s text:c="3"/><text:span text:style-name="T9">P = POSITION</text:span></text:p>
      <text:p text:style-name="P13"><text:s text:c="3"/><text:span text:style-name="T9">H = HEADING</text:span></text:p>
      <text:p text:style-name="P15"><text:s text:c="3"/><text:span text:style-name="T9">LP</text:span> <text:span text:style-name="T9">= </text:span>[<text:span text:style-name="T9">P, P, P, P, P, P, P, P, P, P</text:span>]</text:p>
      <text:p text:style-name="P14"><text:span text:style-name="T9"><text:s text:c="3"/>LH = </text:span>[<text:span text:style-name="T9">H, H, H, H, H, H, H, H, H, H</text:span>]</text:p>
      <text:p text:style-name="P14"><text:s text:c="3"/><text:span text:style-name="T9">GLOBAL LP, LH</text:span></text:p>
      <text:p text:style-name="P13">END</text:p>
      <text:p text:style-name="P13"/>
      <text:p text:style-name="P10">TO SALVOPOSDIR <text:span text:style-name="T10">ITER</text:span></text:p>
      <text:p text:style-name="P10"><text:s text:c="3"/><text:span text:style-name="T10">LP[ITER-1]</text:span> = POSITION</text:p>
      <text:p text:style-name="P10"><text:s text:c="3"/><text:span text:style-name="T10">LH[ITER-1]</text:span> = HEADING</text:p>
      <text:p text:style-name="P10">END</text:p>
      <text:p text:style-name="P10"/>
      <text:p text:style-name="P10">TO RECUPEROPOSDIR <text:span text:style-name="T10">ITER</text:span></text:p>
      <text:p text:style-name="P11"><text:s text:c="3"/>POSITION <text:span text:style-name="T10">LP[ITER-1]</text:span></text:p>
      <text:p text:style-name="P11"><text:s text:c="3"/>HEADING <text:span text:style-name="T10">LH[ITER-1]</text:span></text:p>
      <text:p text:style-name="P10">END</text:p>
      <text:p text:style-name="P1"/>
      <text:p text:style-name="P1"><text:span text:style-name="Source_20_Text">TO </text:span><text:span text:style-name="Source_20_Text"><text:span text:style-name="T3">WEED</text:span></text:span><text:span text:style-name="Source_20_Text"> </text:span><text:span text:style-name="Source_20_Text"><text:span text:style-name="T3">LL DELTA ITER</text:span></text:span></text:p>
      <text:p text:style-name="P3"><text:span text:style-name="Source_20_Text"><text:s text:c="3"/>IF </text:span><text:span text:style-name="Source_20_Text"><text:span text:style-name="T5">ITER = 1</text:span></text:span><text:span text:style-name="Source_20_Text"> [ </text:span></text:p>
      <text:p text:style-name="P9"><text:span text:style-name="Source_20_Text"><text:s text:c="6"/></text:span><text:span text:style-name="Source_20_Text"><text:span text:style-name="T7">FORWARD LL </text:span></text:span></text:p>
      <text:p text:style-name="P3"><text:span text:style-name="Source_20_Text"><text:s text:c="3"/></text:span><text:span text:style-name="Source_20_Text"><text:span text:style-name="T5">] [</text:span></text:span></text:p>
      <text:p text:style-name="P3"><text:span text:style-name="Source_20_Text"><text:span text:style-name="T4"><text:s text:c="3"/>WEED LL DELTA ITER-1</text:span></text:span></text:p>
      <text:p text:style-name="P3"><text:span text:style-name="Source_20_Text"><text:s text:c="3"/></text:span><text:span text:style-name="Source_20_Text"><text:span text:style-name="T8">SALVOPOSDIR ITER</text:span></text:span></text:p>
      <text:p text:style-name="P3"><text:s text:c="7"/><text:span text:style-name="T4">RIGHT DELTA</text:span></text:p>
      <text:p text:style-name="P3"><text:span text:style-name="T4"><text:s text:c="7"/>WEED LL DELTA</text:span><text:span text:style-name="Source_20_Text"><text:span text:style-name="T4"> ITER-1</text:span></text:span></text:p>
      <text:p text:style-name="P8"><text:span text:style-name="Source_20_Text"><text:s text:c="3"/></text:span><text:span text:style-name="Source_20_Text"><text:span text:style-name="T8">RECUPEROPOSDIR ITER</text:span></text:span></text:p>
      <text:p text:style-name="P8"><text:span text:style-name="T4"><text:s text:c="7"/>WEED LL DELTA</text:span><text:span text:style-name="Source_20_Text"><text:span text:style-name="T4"> ITER-1</text:span></text:span></text:p>
      <text:p text:style-name="P8"><text:span text:style-name="Source_20_Text"><text:s text:c="3"/></text:span><text:span text:style-name="Source_20_Text"><text:span text:style-name="T8">SALVOPOSDIR ITER</text:span></text:span></text:p>
      <text:p text:style-name="P16"><text:s text:c="7"/>LEFT DELTA</text:p>
      <text:p text:style-name="P3"><text:span text:style-name="T4"><text:s text:c="7"/>WEED LL DELTA</text:span><text:span text:style-name="Source_20_Text"><text:span text:style-name="T4"> ITER-1</text:span></text:span></text:p>
      <text:p text:style-name="P8"><text:s text:c="7"/><text:span text:style-name="Source_20_Text"><text:span text:style-name="T8">RECUPEROPOSDIR ITER</text:span></text:span></text:p>
      <text:p text:style-name="P3"><text:span text:style-name="T4"><text:s text:c="7"/>WEED LL DELTA</text:span><text:span text:style-name="Source_20_Text"><text:span text:style-name="T4"> ITER-1</text:span></text:span></text:p>
      <text:p text:style-name="P1"><text:span text:style-name="Source_20_Text"><text:s text:c="3"/></text:span><text:span text:style-name="Source_20_Text"><text:span text:style-name="T1">]</text:span></text:span></text:p>
      <text:p text:style-name="P1"><text:span text:style-name="Source_20_Text">END</text:span></text:p>
      <text:p text:style-name="P1"/>
      <text:p text:style-name="P1"><text:span text:style-name="Source_20_Text">CLEARSCREEN</text:span></text:p>
      <text:p text:style-name="P1"><text:span text:style-name="Source_20_Text">HOME</text:span></text:p>
      <text:p text:style-name="P17"><text:span text:style-name="Source_20_Text"><text:span text:style-name="T10">HIDETURTLE</text:span></text:span></text:p>
      <text:p text:style-name="P18"><text:span text:style-name="Source_20_Text"><text:span text:style-name="T10">SETGL</text:span></text:span></text:p>
      <text:p text:style-name="P4"><text:span text:style-name="Source_20_Text"><text:span text:style-name="T6">LL = 5</text:span></text:span></text:p>
      <text:p text:style-name="P5">DELTA = 25.7</text:p>
      <text:p text:style-name="P6">ITER = <text:span text:style-name="T10">5</text:span></text:p>
      <text:p text:style-name="P12"/>
      <text:p text:style-name="P2"/>
      <text:p text:style-name="P2"><text:span text:style-name="Source_20_Text"><text:span text:style-name="T3">WEED</text:span></text:span><text:span text:style-name="Source_20_Text"> </text:span><text:span text:style-name="Source_20_Text"><text:span text:style-name="T6">LL DELTA ITER</text:span></text:span></text:p>
      <text:p text:style-name="P2"/>
      <text:p text:style-name="P7"><text:span text:style-name="Source_20_Text"/></text:p>
      <text:p text:style-name="P1"><text:soft-page-break/></text:p>
      <text:p text:style-name="P1"/>
      <text:p text:style-name="P1"/>
      <text:p text:style-name="P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56:05.274473761</meta:creation-date>
    <dc:date>2016-11-28T10:30:27.653384760</dc:date>
    <meta:editing-duration>PT11H46M45S</meta:editing-duration>
    <meta:editing-cycles>29</meta:editing-cycles>
    <meta:generator>LibreOffice/4.2.8.2$Linux_x86 LibreOffice_project/420m0$Build-2</meta:generator>
    <meta:document-statistic meta:table-count="0" meta:image-count="0" meta:object-count="0" meta:page-count="2" meta:paragraph-count="43" meta:word-count="133" meta:character-count="732" meta:non-whitespace-character-count="536"/>
  </office:meta>
</office:document-meta>
</file>